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87d1d1"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666666" fo:font-size="14pt" officeooo:rsid="0007dab9" officeooo:paragraph-rsid="0007dab9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666666" fo:font-size="14pt" officeooo:rsid="000661a3" officeooo:paragraph-rsid="000661a3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color="#666666" fo:font-size="14pt" officeooo:rsid="000661a3" officeooo:paragraph-rsid="000829b0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color="#666666" fo:font-size="14pt" officeooo:rsid="000661a3" officeooo:paragraph-rsid="0007dab9" style:font-size-asian="14pt" style:font-size-complex="14pt"/>
    </style:style>
    <style:style style:name="T1" style:family="text">
      <style:text-properties officeooo:rsid="00093156"/>
    </style:style>
    <style:style style:name="T2" style:family="text">
      <style:text-properties officeooo:rsid="000a4a55"/>
    </style:style>
    <style:style style:name="T3" style:family="text">
      <style:text-properties fo:color="#87d1d1"/>
    </style:style>
    <style:style style:name="T4" style:family="text">
      <style:text-properties fo:color="#87d1d1" officeooo:rsid="000829b0"/>
    </style:style>
    <style:style style:name="T5" style:family="text">
      <style:text-properties officeooo:rsid="001324a2"/>
    </style:style>
    <style:style style:name="T6" style:family="text">
      <style:text-properties officeooo:rsid="00137b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12">СУМЛІННА РОБОТА НА УРОЦІ</text:p>
            <text:p text:style-name="P2"/>
          </table:table-cell>
        </table:table-row>
        <table:table-row>
          <table:table-cell table:style-name="Таблиця1.A4" office:value-type="string">
            <text:p text:style-name="P16">Учень /</text:p>
            <text:p text:style-name="P16">Учениця:</text:p>
          </table:table-cell>
          <table:table-cell table:style-name="Таблиця1.B4" office:value-type="string">
            <text:p text:style-name="P14"/>
          </table:table-cell>
        </table:table-row>
        <table:table-row>
          <table:table-cell table:style-name="Таблиця1.A4" office:value-type="string">
            <text:p text:style-name="P16"/>
          </table:table-cell>
          <table:table-cell table:style-name="Таблиця1.B4" office:value-type="string">
            <text:p text:style-name="P14"/>
          </table:table-cell>
        </table:table-row>
        <table:table-row>
          <table:table-cell table:style-name="Таблиця1.A4" office:value-type="string">
            <text:p text:style-name="P16"/>
          </table:table-cell>
          <table:table-cell table:style-name="Таблиця1.B4" office:value-type="string">
            <text:p text:style-name="P15">Виявляє інтерес до навчання</text:p>
          </table:table-cell>
        </table:table-row>
        <table:table-row>
          <table:table-cell table:style-name="Таблиця1.A5" office:value-type="string">
            <text:p text:style-name="P14"/>
          </table:table-cell>
          <table:table-cell table:style-name="Таблиця1.B5" office:value-type="string">
            <text:p text:style-name="P14">Активно працює на уроці</text:p>
          </table:table-cell>
        </table:table-row>
        <table:table-row>
          <table:table-cell table:style-name="Таблиця1.A6" office:value-type="string">
            <text:p text:style-name="P14"/>
          </table:table-cell>
          <table:table-cell table:style-name="Таблиця1.B6" office:value-type="string">
            <text:p text:style-name="P14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14"/>
          </table:table-cell>
          <table:table-cell table:style-name="Таблиця1.B7" office:value-type="string">
            <text:p text:style-name="P14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14"/>
          </table:table-cell>
          <table:table-cell table:style-name="Таблиця1.B8" office:value-type="string">
            <text:p text:style-name="P14">Працює зосереджено</text:p>
          </table:table-cell>
        </table:table-row>
        <table:table-row>
          <table:table-cell table:style-name="Таблиця1.A9" office:value-type="string">
            <text:p text:style-name="P14"/>
          </table:table-cell>
          <table:table-cell table:style-name="Таблиця1.B9" office:value-type="string">
            <text:p text:style-name="P14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14"/>
          </table:table-cell>
          <table:table-cell table:style-name="Таблиця1.B10" office:value-type="string">
            <text:p text:style-name="P14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14"/>
          </table:table-cell>
          <table:table-cell table:style-name="Таблиця1.B11" office:value-type="string">
            <text:p text:style-name="P14">Співпрацює з іншими дітьми</text:p>
          </table:table-cell>
        </table:table-row>
        <table:table-row>
          <table:table-cell table:style-name="Таблиця1.A13" office:value-type="string">
            <text:p text:style-name="P14"/>
          </table:table-cell>
          <table:table-cell table:style-name="Таблиця1.B12" office:value-type="string">
            <text:p text:style-name="P14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14"/>
          </table:table-cell>
          <table:table-cell table:style-name="Таблиця1.B13" office:value-type="string">
            <text:p text:style-name="P14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14"/>
          </table:table-cell>
          <table:table-cell table:style-name="Таблиця1.B14" office:value-type="string">
            <text:p text:style-name="P14">Дотримується правил <text:span text:style-name="T5">роботи та </text:span>поведінки <text:span text:style-name="T5">на уроці (див. нижче)</text:span></text:p>
          </table:table-cell>
        </table:table-row>
        <table:table-row>
          <table:table-cell table:style-name="Таблиця1.A16" office:value-type="string">
            <text:p text:style-name="P14"/>
          </table:table-cell>
          <table:table-cell table:style-name="Таблиця1.B15" office:value-type="string">
            <text:p text:style-name="P14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14"/>
          </table:table-cell>
          <table:table-cell table:style-name="Таблиця1.B16" office:value-type="string">
            <text:p text:style-name="P13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14"/>
          </table:table-cell>
          <table:table-cell table:style-name="Таблиця1.B17" office:value-type="string">
            <text:p text:style-name="P13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8"/>
            <text:p text:style-name="P8"/>
          </table:table-cell>
          <table:table-cell table:style-name="Таблиця2.A1" office:value-type="string">
            <text:p text:style-name="P3"><text:span text:style-name="T4">ПРАВИЛА РОБОТИ ТА ПОВЕДІНКИ</text:span><text:span text:style-name="T3"> НА УРОЦІ</text:span></text:p>
            <text:p text:style-name="P3"/>
          </table:table-cell>
        </table:table-row>
        <table:table-row>
          <table:table-cell table:style-name="Таблиця2.A3" office:value-type="string">
            <text:p text:style-name="P8">Учень /</text:p>
            <text:p text:style-name="P8">Учениця:</text:p>
          </table:table-cell>
          <table:table-cell table:style-name="Таблиця2.B2" office:value-type="string">
            <text:p text:style-name="P8"/>
          </table:table-cell>
        </table:table-row>
        <table:table-row>
          <table:table-cell table:style-name="Таблиця2.A3" office:value-type="string">
            <text:p text:style-name="P8"/>
          </table:table-cell>
          <table:table-cell table:style-name="Таблиця2.B3" office:value-type="string">
            <text:p text:style-name="P9"/>
            <text:p text:style-name="P9">Створює комфортне навчальне середовище для себе і для інших (<text:span text:style-name="T1">не запізнюється на урок, </text:span>не галасує, <text:span text:style-name="T1">не лається, не слухає музику, не відвідує заборонені сайти, не користується смартфоном та іншою власною технікою без дозволу вчителя, </text:span>уважно слухає вчителя <text:span text:style-name="T6">та ін.</text:span>)</text:p>
            <text:p text:style-name="P9"/>
          </table:table-cell>
        </table:table-row>
        <table:table-row>
          <table:table-cell table:style-name="Таблиця2.A4" office:value-type="string">
            <text:p text:style-name="P8"/>
          </table:table-cell>
          <table:table-cell table:style-name="Таблиця2.B4" office:value-type="string">
            <text:p text:style-name="P10"/>
            <text:p text:style-name="P10">Дотримується елементарних правил безпеки (не чіпає дроти, не упускає мишу, не торкається монітору і системного блоку)</text:p>
            <text:p text:style-name="P10"/>
          </table:table-cell>
        </table:table-row>
        <table:table-row>
          <table:table-cell table:style-name="Таблиця2.A5" office:value-type="string">
            <text:p text:style-name="P8"/>
          </table:table-cell>
          <table:table-cell table:style-name="Таблиця2.B5" office:value-type="string">
            <text:p text:style-name="P11"/>
            <text:p text:style-name="P11">Дотримується правил <text:span text:style-name="T2">відпочинку</text:span> (не <text:span text:style-name="T2">залишає клас під час уроку по неповажним причинам, не</text:span> упускає кубики на підлогу)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09:49:59.933350488</dc:date>
    <meta:editing-duration>PT33M5S</meta:editing-duration>
    <meta:editing-cycles>7</meta:editing-cycles>
    <meta:generator>LibreOffice/6.1.3.2$Linux_X86_64 LibreOffice_project/10$Build-2</meta:generator>
    <meta:print-date>2019-01-13T09:49:55.201024833</meta:print-date>
    <meta:document-statistic meta:table-count="2" meta:image-count="0" meta:object-count="0" meta:page-count="2" meta:paragraph-count="23" meta:word-count="154" meta:character-count="1064" meta:non-whitespace-character-count="933"/>
  </office:meta>
</office:document-meta>
</file>